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14fd4" officeooo:paragraph-rsid="00114fd4"/>
    </style:style>
    <style:style style:name="P2" style:family="paragraph" style:parent-style-name="Standard">
      <style:text-properties officeooo:rsid="00114fd4" officeooo:paragraph-rsid="0013224b"/>
    </style:style>
    <style:style style:name="P3" style:family="paragraph" style:parent-style-name="Standard">
      <style:text-properties officeooo:rsid="0012277d" officeooo:paragraph-rsid="00114fd4"/>
    </style:style>
    <style:style style:name="P4" style:family="paragraph" style:parent-style-name="Standard">
      <style:text-properties officeooo:rsid="0012277d" officeooo:paragraph-rsid="0013224b"/>
    </style:style>
    <style:style style:name="P5" style:family="paragraph" style:parent-style-name="Standard">
      <style:text-properties officeooo:rsid="0013224b" officeooo:paragraph-rsid="0013224b"/>
    </style:style>
    <style:style style:name="P6" style:family="paragraph" style:parent-style-name="Standard">
      <style:text-properties officeooo:rsid="0013224b" officeooo:paragraph-rsid="0015b8ad"/>
    </style:style>
    <style:style style:name="P7" style:family="paragraph" style:parent-style-name="Standard">
      <style:text-properties officeooo:rsid="0013d01b" officeooo:paragraph-rsid="0015b8ad"/>
    </style:style>
    <style:style style:name="P8" style:family="paragraph" style:parent-style-name="Standard">
      <style:text-properties officeooo:rsid="0013d01b" officeooo:paragraph-rsid="001b57db"/>
    </style:style>
    <style:style style:name="P9" style:family="paragraph" style:parent-style-name="Standard">
      <style:text-properties officeooo:paragraph-rsid="0013d01b"/>
    </style:style>
    <style:style style:name="P10" style:family="paragraph" style:parent-style-name="Standard">
      <style:text-properties officeooo:paragraph-rsid="0015b8ad"/>
    </style:style>
    <style:style style:name="P11" style:family="paragraph" style:parent-style-name="Standard">
      <style:text-properties officeooo:rsid="0015b8ad" officeooo:paragraph-rsid="0015b8ad"/>
    </style:style>
    <style:style style:name="P12" style:family="paragraph" style:parent-style-name="Text_20_body">
      <style:paragraph-properties fo:margin-left="0cm" fo:margin-right="0cm" fo:text-indent="0cm" style:auto-text-indent="false"/>
    </style:style>
    <style:style style:name="P13" style:family="paragraph" style:parent-style-name="Standard">
      <style:text-properties officeooo:rsid="0018f80b" officeooo:paragraph-rsid="0018f80b"/>
    </style:style>
    <style:style style:name="P14" style:family="paragraph" style:parent-style-name="Standard">
      <style:text-properties officeooo:rsid="0018f80b" officeooo:paragraph-rsid="001ce373"/>
    </style:style>
    <style:style style:name="P15" style:family="paragraph" style:parent-style-name="Standard">
      <style:text-properties officeooo:rsid="0019c520" officeooo:paragraph-rsid="0019c520"/>
    </style:style>
    <style:style style:name="P16" style:family="paragraph" style:parent-style-name="Standard">
      <style:text-properties officeooo:rsid="001da06c" officeooo:paragraph-rsid="001da06c"/>
    </style:style>
    <style:style style:name="P17" style:family="paragraph" style:parent-style-name="Standard">
      <style:text-properties officeooo:rsid="001f950d" officeooo:paragraph-rsid="001f950d"/>
    </style:style>
    <style:style style:name="P18" style:family="paragraph" style:parent-style-name="Standard">
      <style:paragraph-properties fo:text-align="center" style:justify-single-word="false"/>
      <style:text-properties fo:language="de" fo:country="DE" officeooo:rsid="002071fa" officeooo:paragraph-rsid="002071fa"/>
    </style:style>
    <style:style style:name="P19" style:family="paragraph" style:parent-style-name="Standard">
      <style:paragraph-properties fo:text-align="center" style:justify-single-word="false"/>
      <style:text-properties fo:language="de" fo:country="DE" officeooo:rsid="002259ce" officeooo:paragraph-rsid="002259ce"/>
    </style:style>
    <style:style style:name="P20" style:family="paragraph" style:parent-style-name="Standard">
      <style:text-properties fo:language="de" fo:country="DE" officeooo:rsid="0027fb99" officeooo:paragraph-rsid="0027fb99"/>
    </style:style>
    <style:style style:name="P21" style:family="paragraph" style:parent-style-name="Standard">
      <style:text-properties fo:language="de" fo:country="DE" officeooo:rsid="00299e72" officeooo:paragraph-rsid="00299e72"/>
    </style:style>
    <style:style style:name="P22" style:family="paragraph" style:parent-style-name="Standard">
      <style:text-properties fo:language="de" fo:country="DE" officeooo:rsid="00299e72" officeooo:paragraph-rsid="002a6d6c"/>
    </style:style>
    <style:style style:name="P23" style:family="paragraph" style:parent-style-name="Standard">
      <style:text-properties fo:language="de" fo:country="DE" officeooo:rsid="002a6d6c" officeooo:paragraph-rsid="002a6d6c"/>
    </style:style>
    <style:style style:name="P24" style:family="paragraph" style:parent-style-name="Standard">
      <style:text-properties fo:language="de" fo:country="DE" officeooo:rsid="002bb73d" officeooo:paragraph-rsid="002bb73d"/>
    </style:style>
    <style:style style:name="T1" style:family="text">
      <style:text-properties officeooo:rsid="0012277d"/>
    </style:style>
    <style:style style:name="T2" style:family="text">
      <style:text-properties officeooo:rsid="0013224b"/>
    </style:style>
    <style:style style:name="T3" style:family="text">
      <style:text-properties officeooo:rsid="00114fd4"/>
    </style:style>
    <style:style style:name="T4" style:family="text">
      <style:text-properties officeooo:rsid="0013d01b"/>
    </style:style>
    <style:style style:name="T5" style:family="text">
      <style:text-properties officeooo:rsid="0015b8ad"/>
    </style:style>
    <style:style style:name="T6" style:family="text">
      <style:text-properties officeooo:rsid="0018f80b"/>
    </style:style>
    <style:style style:name="T7" style:family="text">
      <style:text-properties officeooo:rsid="001f950d"/>
    </style:style>
    <style:style style:name="T8" style:family="text">
      <style:text-properties officeooo:rsid="00299e72"/>
    </style:style>
    <style:style style:name="T9" style:family="text">
      <style:text-properties officeooo:rsid="002a6d6c"/>
    </style:style>
    <style:style style:name="T10" style:family="text">
      <style:text-properties officeooo:rsid="002bb73d"/>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ACTION VIDEO:</text:p>
      <text:p text:style-name="P21">Willkommen zu unseren Actionvideo. Bevor Sie aber dieses Video anschauen, sollten Sie das Spiel schon einmal durchgespielt haben, sodass alles was ich hier sage Sinn macht und sodass Sie nicht das Spiel für sich selber spoilern. </text:p>
      <text:p text:style-name="P21">Zuallererst, fast alles vom Code ist selber gemacht worden. Die einzigen Ausnahmen sind der Lautstärke Slider im Menu und der Fullscreen Modus. Deshalb wird eingentlicht der ganze Code jetzt in diesem Video erklärt. </text:p>
      <text:p text:style-name="P21">Also zuerst mal mit der Struktur: Die verschiedene GameStates verlaufen über 3 while loops, der erste ist fürs menu, der zweite für das Hauptspiel und der letzte für das jumpscare. Im menu loop werden die Objekte, die ich zeichnen will, in einen Array geschrieben werden, und wenn ich clicke dann wird bei einer match nach den Objekt im Array gesucht und das löst dann den nächsten Schritt aus. Wenn man 0 drückt, also der Start Knopf, dann wird Tutorial True und das Papier was das Spiel erklärt wird gezeigt indem der menu array resettet wird. </text:p>
      <text:p text:style-name="P21">Dann läuft es im Hauptspiel weiter und wenn man ganz am Ende ist verläuft der Jumpscare loop, was dann Bilder zeigt, je nach wie weit der SFX am spielen ist und die Bilder, die am Anfang flickern, flickern mit der Zeit immer langsamer.</text:p>
      <text:p text:style-name="P21">Der Weg, dass ich das ganze Spiel verdecke und nur ein kleiner Teil zeige verläuft mit Masks, nämlich zwischen diesen Bild und was auch immer der andere Mask ist, meistens die Karte und dann kontrolliert das Spiel durch ein overlap_mask was es zeigen sollte. </text:p>
      <text:p text:style-name="P22">Sodass der Spieler im Spiel bewegen kann bin ich durch zwei verschiedene Implementations Arten durchgegangen. <text:span text:style-name="T9">Der erste war das die Wände von die Karte als CollisionRects existieren und Spieler bewegt sich wie in einen TopDown Game oder die Karte wird als einen Grid dargestellt und über die verschiedene Tiles kann der Spieler sich bewegen. Weil ich keine Lust hatte, mit Collision Bugs oder Anpassungen für Bildschirmgrössen habe ich mich für die letztere entschieden.</text:span></text:p>
      <text:p text:style-name="P22"><text:span text:style-name="T9">Also, d</text:span>as <text:span text:style-name="T9">hier</text:span> ist der Map Layout und all diese Zahlen erklären, wo der Spieler sich bewegen kann und ob der Spieler einen Ort untersuchen kann oder ob es ein Wand ist. <text:span text:style-name="T9">Haupt Logik hinterdem ist der Spieler kann sich auf einer Fläche problemlos bewegen und wenn er auf eine Fläche trifft, die eins grösser oder kleiner ist als die Fläche aufdem er steht kann er sich bewegen und wenn dies passiert ist er durch eine Tür gegangen. Um dann Räume zugänglich zu machen nachdem der Spieler dann Schlüssel gefunden hat kann ich dann einfach die Nummern ändern sodass der Spieler dorthin bewegen kann. Dies funktioniert ziemlich gut aber es gibt leichte Probleme bei manche Orte, wo der Spieler einfach hindurchlaufen kann, zum Beispiel bei diese Räume hier oben. Darum gibt es die Check Funktionen die bei Inputs von WASD durchgegangen werden und entscheiden, wo der Spieler gehen kann. </text:span></text:p>
      <text:p text:style-name="P23">Letztendlich gibt es noch die Untersuchungs Orte und dann gibt es alle Mechaniken im Spiel. Dies verläuft über Classen und die InvestigateArea Class zeigt die Anzeiger auf die Karte und ob man einen Ort untersucht hat oder nicht. Wenn man den Ort nicht untersucht hat, dann kann man so viele RandomObject Classen kreeiren je nach wie viele SFX es gibt. Diese kriegen unterschiedlich grosse ColliderRects und werden an zufällige Orte auf dem Bildschirm plaziert, die dann ein SFX spielen wenn der Mauszeiger sie berüht. Eine von diesen ist der, der die Untersuchung beendet und diese muss man zweimal berühren, um die Untersuchung zu beenden, weil sonst wenn man zufällig ganz am Anfang es berührt fand Victor es ziemlich plötzlich und dies wollte ich verhindern.</text:p>
      <text:p text:style-name="P23">So ist eigentlich alles gut und das Spiel funktioniert aber die SFX waren nicht dort und für ein Horror Spiel sind SFX eigentlich alles. Hier kam ich auch in sehr grosse Probleme, weil die Map Layout nicht genug Infos gab und ich musste ein Door Layout und ein Floor Layout machen und extra Funktionen und Logiken machen um richtige SFX zu spielen. <text:span text:style-name="T10">Alle SFX verläufen über arrays die die SFX kriegen durch ein Durchsuchung der Files, weil sonst musste ich 150 mal sfx = pygame.mixer.sound schreiben und das wäre ziemlich schlecht. Auch weil wir noch sehr viele SFX übrig hatten habe ich eine Funktion gemacht, die einen zufälligen gruseligen SFX spielt nach einer zufälligen Zeit. Mithilfe von dem wollten wir das Gefühl machen, das der Spieler nicht alleine ist aber diese SFX sind nichts mehr als das. Auch bei manche Objekte wie z.B. der Brunnen oder der Lift musste ich selber Positionsaudio machen mithilfe von dieser Funktion.</text:span></text:p>
      <text:p text:style-name="P24"><text:soft-page-break/>Und das ist so ziemlich alles relativ grob erklärt. Es hat uns richtig Spass gemacht dieses Spiel zu machen und wir sind ziemlich stolz darauf aber es gibt noch einige Sachen die mich noch ein bisschen nerven als Visionär vom Spiel. Nämlich ich finde das Spiel ist ziemlich kurz geworden und irgendwie habe ich das Gefühl das die Erarbeitung von Spannung nicht unbedingt so gut ist. Ich finde auch die SFX für Sachen wie z.B. laufen sollten mehr zufällig sein weil wies jetzt steht spielt genau der gleiche Ton jedes Mal und das kann nervig werden. Auch kann man manchmal bei der Untersuchung einfach nicht das richtige Objekt finden und alle Spannung wird verloren. Und wenn man jetzt vom Code redet dann… na ja es gibt definitv bessere und einfachere Wege diese Sachen zu machen und vieles könnte vereinfacht werden und im Nachhinein wäre es vielleicht besser nicht mit einer Grid System zu arbeiten. Es hat auch sehr viel länger gebraucht als ich gedacht habe aber so ist das halt meistens mit Videospiele. Aber wenn ich dieses Spiel in etwas wie Godot oder Unity gemacht hätte, würde es wahrscheinlich die Hälfte der Zeit gebraucht aber es ist wies ist. </text:p>
      <text:p text:style-name="P24">Danke fürs Zuschauen und Spielen Like and subscribe wie kann ich das beenden ähh</text:p>
      <text:p text:style-name="P24"/>
      <text:p text:style-name="P20">Explain <text:span text:style-name="T8">Structure of code</text:span></text:p>
      <text:p text:style-name="P21">Explain Masks</text:p>
      <text:p text:style-name="P21">Explain Map and navigation + hardships</text:p>
      <text:p text:style-name="P21">Explain Investigation</text:p>
      <text:p text:style-name="P21">Explain SFX</text:p>
      <text:p text:style-name="P1"/>
      <text:p text:style-name="P1"/>
      <text:p text:style-name="P1">Walk from locked outside door to receptionist area → ring bell, locked up (the seer just killed a dude and is getting away from the area which you can hear nearby)</text:p>
      <text:p text:style-name="P1">→ <text:span text:style-name="T4">Due to unexpected circumstances the Mental Rehabilitation Institute is closed until further notice.</text:span></text:p>
      <text:p text:style-name="P3"/>
      <text:p text:style-name="P5">Enter <text:span text:style-name="T4">kitchen</text:span> → <text:span text:style-name="T4">pots clanging, get keycard</text:span></text:p>
      <text:p text:style-name="P5"/>
      <text:p text:style-name="P1">Garden with fountain in middle → make picture and wet hands (can clean), <text:span text:style-name="T4">fountain with initials of institute </text:span></text:p>
      <text:p text:style-name="P1"/>
      <text:p text:style-name="P1">Enter receptionist area, <text:span text:style-name="T2">locked door, open door with key → dead body and flies open up big security system, </text:span><text:span text:style-name="T4">get keycard with name and face</text:span></text:p>
      <text:p text:style-name="P1"/>
      <text:p text:style-name="P4">Enter locked room → hear person but it’s just a recording, <text:span text:style-name="T2">get key for operation room</text:span></text:p>
      <text:p text:style-name="P4">→ <text:span text:style-name="T4">Hello? Hello! Does this thing even work? Ahem… Log number 1. I’m currently in the OP room and the experiment on Mr. [REDACTED] seems to have worked so far. As his blindness </text:span><text:span text:style-name="T6">was a trauma-trigger for him</text:span><text:span text:style-name="T4"> </text:span><text:span text:style-name="T6">and led to severe anxiety attacks</text:span><text:span text:style-name="T4">, this operation has removed the part in his brain responsible for sight, so that his sense </text:span><text:span text:style-name="T6">of sight </text:span><text:span text:style-name="T4">wont be triggered by his brain. Hopefully this </text:span><text:span text:style-name="T6">solves the</text:span><text:span text:style-name="T4"> problem and uh… </text:span><text:span text:style-name="T5">wait a colleague is calling me… what’s the matter? U</text:span><text:span text:style-name="T6">h...</text:span><text:span text:style-name="T5"> log over.</text:span></text:p>
      <text:p text:style-name="P4"/>
      <text:p text:style-name="P1">Trip down stairs, <text:span text:style-name="T1">lose map, get map back by investigating,</text:span> in operation room, knock over glasses, spin operating table/chair, walk back up</text:p>
      <text:p text:style-name="P1"/>
      <text:p text:style-name="P8">I'm down here naked<text:line-break/>There's a hole in my chest<text:line-break/>Both my arms are broken<text:line-break/>Pointing east to west</text:p>
      <text:p text:style-name="P1"/>
      <text:p text:style-name="P6">Enter room, can’t leave room <text:span text:style-name="T3">→ shows decals on walls as well as skeleton </text:span></text:p>
      <text:p text:style-name="P7">→ I see it all, I see it all, I see it all...</text:p>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8">Enter 3 rooms each with note</text:p>
      <text:p text:style-name="P9"/>
      <text:p text:style-name="P9"/>
      <text:p text:style-name="P9">Your life pours into my mouth<text:line-break/>My light pours out of my mouth<text:line-break/>My life pours into your mouth<text:line-break/>Your light pours into my mouth</text:p>
      <text:p text:style-name="P9"/>
      <text:p text:style-name="P9"/>
      <text:p text:style-name="P11">Your light is in my hand</text:p>
      <text:p text:style-name="P11">Your mind is in my eye</text:p>
      <text:p text:style-name="P11">Your eye is in my mind</text:p>
      <text:p text:style-name="P11">Your eye is in my eye</text:p>
      <text:p text:style-name="P11"/>
      <text:p text:style-name="P11"/>
      <text:p text:style-name="P10"><draw:frame draw:style-name="fr1" draw:name="Frame1" text:anchor-type="char" svg:width="0.041cm" draw:z-index="0"><draw:text-box fo:min-height="0.041cm"><text:p text:style-name="P12"/></draw:text-box></draw:frame><draw:frame draw:style-name="fr1" draw:name="Frame2" text:anchor-type="char" svg:width="0.041cm" draw:z-index="1"><draw:text-box fo:min-height="0.041cm"><text:p text:style-name="P12"/></draw:text-box></draw:frame><draw:frame draw:style-name="fr1" draw:name="Frame3" text:anchor-type="char" svg:width="0.041cm" draw:z-index="2"><draw:text-box fo:min-height="0.041cm"><text:p text:style-name="P12"/></draw:text-box></draw:frame><text:span text:style-name="T5">There's some tangled dirty twine<text:line-break/>In some idiot's clouded mind<text:line-break/>There's some wires that won't unwind<text:line-break/>Around the ankles of the blind<text:line-break/>There's some walls lined with soft lead<text:line-break/>And in that room is your bed<text:line-break/>Is that really you?</text:span></text:p>
      <text:p text:style-name="P11"/>
      <text:p text:style-name="P1">Enter room → hear growling, take note, want to make picture, jumpscare</text:p>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5">just in general ambiance</text:p>
      <text:p text:style-name="P16">More sudden noises</text:p>
      <text:p text:style-name="P15">map rustling</text:p>
      <text:p text:style-name="P15">photograph sound</text:p>
      <text:p text:style-name="P13">Reception: bell, bars, cup with pencils, <text:s/>plastic sign</text:p>
      <text:p text:style-name="P16">Guy being killed in other room <text:span text:style-name="T7">+ slight breathing</text:span></text:p>
      <text:p text:style-name="P17">heart beat and breathing player</text:p>
      <text:p text:style-name="P17">falling down stairs and losing map</text:p>
      <text:p text:style-name="P15">Last room: breathing, scratching, snarling, silence</text:p>
      <text:p text:style-name="P15"/>
      <text:p text:style-name="P14"/>
      <text:p text:style-name="P14"/>
      <text:p text:style-name="P14"/>
      <text:p text:style-name="P14"/>
      <text:p text:style-name="P14"/>
      <text:p text:style-name="P14"/>
      <text:p text:style-name="P14"/>
      <text:p text:style-name="P18"><text:bookmark-start text:name="__DdeLink__330_2166407882"/>Thank you Ray Hunter for volunteering for our cause.</text:p>
      <text:p text:style-name="P18">People like you improve the life of others.</text:p>
      <text:p text:style-name="P18"/>
      <text:p text:style-name="P18">Your task is to gather information so that we can figure out our next steps.</text:p>
      <text:p text:style-name="P18">We’ve given you a map written in braille.</text:p>
      <text:p text:style-name="P18">You must make pictures at the points of interest marked with red.</text:p>
      <text:p text:style-name="P18">Do this by pressing the E key on your device.</text:p>
      <text:p text:style-name="P18"/>
      <text:p text:style-name="P18">If you ever get scared know this:</text:p>
      <text:p text:style-name="P18">THE PATIENT CAN ONLY SEE THROUGH THE SIGHT OF OTHERS</text:p>
      <text:p text:style-name="P18">YOUR BLINDNESS PREVENTS THIS WHICH MEANS:</text:p>
      <text:p text:style-name="P18"/>
      <text:p text:style-name="P18">YOU ARE SAFE</text:p>
      <text:p text:style-name="P18"/>
      <text:p text:style-name="P18">By helping us you are helping those who have suffered.</text:p>
      <text:p text:style-name="P18"/>
      <text:p text:style-name="P18">We fight for a better world free of fear.</text:p>
      <text:p text:style-name="P18"/>
      <text:p text:style-name="P19">The</text:p>
      <text:p text:style-name="P18"><text:s/>Mental Health Rehabilitation Institute</text:p>
      <text:p text:style-name="P18">(MHRI)</text:p>
      <text:p text:style-name="P18">thanks You.<text:bookmark-end text:name="__DdeLink__330_2166407882"/></text:p>
      <text:p text:style-name="P1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CH"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CH"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Frame" style:family="graphic">
      <style:graphic-properties text:anchor-type="as-char" svg:y="0cm"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0T22:06:07.825005132</meta:creation-date>
    <dc:date>2025-05-03T23:14:03.682560937</dc:date>
    <meta:editing-duration>P1DT1H42M40S</meta:editing-duration>
    <meta:editing-cycles>18</meta:editing-cycles>
    <meta:generator>LibreOffice/24.2.7.2$Linux_X86_64 LibreOffice_project/420$Build-2</meta:generator>
    <meta:document-statistic meta:table-count="0" meta:image-count="0" meta:object-count="0" meta:page-count="4" meta:paragraph-count="61" meta:word-count="1518" meta:character-count="8782" meta:non-whitespace-character-count="7315"/>
  </office:meta>
</office:document-meta>
</file>